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text-position="super 58%"/>
    </style:style>
    <style:style style:name="T8" style:family="text">
      <style:text-properties style:text-line-through-style="none" style:text-position="0% 100%"/>
    </style:style>
    <style:style style:name="T9" style:family="text">
      <style:text-properties style:text-line-through-style="none" style:text-position="0% 100%" style:text-underline-style="solid" style:text-underline-width="auto" style:text-underline-color="font-color"/>
    </style:style>
    <style:style style:name="T10" style:family="text">
      <style:text-properties style:text-line-through-style="none" style:text-position="0% 100%" style:text-underline-style="none"/>
    </style:style>
    <style:style style:name="T11" style:family="text">
      <style:text-properties style:text-line-through-style="none" style:text-position="0% 100%" style:font-name="Times New Roman1" style:text-underline-style="none"/>
    </style:style>
    <style:style style:name="T12" style:family="text">
      <style:text-properties style:text-line-through-style="none" style:text-position="0% 100%" style:font-name="Times New Roman" style:text-underline-style="none"/>
    </style:style>
    <style:style style:name="T13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ewish religious school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13" is written in pencil and circled in the top right corner of the page.]</text:p>
      <text:p text:style-name="P2">A short appeal on behalf of/</text:p>
      <text:p text:style-name="P2">the U. H. Charities Sunday School/</text:p>
      <text:p text:style-name="P2">for Sabbath/</text:p>
      <text:p text:style-name="P2">Kedosheem/</text:p>
      <text:p text:style-name="P2"/>
      <text:p text:style-name="P3">[Page 1]</text:p>
      <text:p text:style-name="P3">[Hebrew]/ "Thou shalt not glean thy vineyard, nor gather every grape/ that drops from thy vineyard; thou shalt leave them/ for the poor and for the stranger." <text:s/>This commandment/ given to an agricultural people, may be so <text:span text:style-name="T2">rendered</text:span><text:span text:style-name="T6"> interpreted,/ when applied to individuals that follow other pursuits./ <text:s/>"Ye shall not </text:span><text:span text:style-name="T2">live</text:span><text:span text:style-name="T6"> work only for your</text:span><text:span text:style-name="T2">selves</text:span><text:span text:style-name="T6"> own advantage, ye shall spare/ some of your earnings for the support of the needy and the wayfarer."/ <text:s/>Brethren! <text:s/>I have been asked to urge you practically/ to show </text:span><text:span text:style-name="T2">your</text:span><text:span text:style-name="T6"> the observance of that Divine precept./ <text:s/>To morrow the</text:span><text:span text:style-name="T7">2</text:span><text:span text:style-name="T8"> first anniversary will</text:span><text:span text:style-name="T7">1</text:span><text:span text:style-name="T8"> </text:span><text:span text:style-name="T3">take place</text:span><text:span text:style-name="T8"> be held of a/ society whose establishing in our midst, has proved a/ blessing to deserving indigent, and a credit to our/ community. <text:s/>Attend the public meeting at the/ Concordia hall, and learn </text:span><text:span text:style-name="T3">its</text:span><text:span text:style-name="T8"> the workings of that institution. <text:s/>You will/ then readily inscribe your names among its </text:span><text:span text:style-name="T3">supporters</text:span><text:span text:style-name="T8"> patrons./ <text:s/>For the claims of that charity are such that no Israelite/ can disregard. <text:s/>It was heretofore a cause/ of regret among </text:span><text:span text:style-name="T3">the</text:span><text:span text:style-name="T8"> thoughtful Israelites that beneficial/ association often defeated their noble purposes./</text:span></text:p>
      <text:p text:style-name="P3"><text:span text:style-name="T8"/></text:p>
      <text:p text:style-name="P3"><text:span text:style-name="T8">[Page 2]</text:span></text:p>
      <text:p text:style-name="P3"><text:soft-page-break/><text:span text:style-name="T8">Through a defective system in distributing alms, and/ the absence of concerted actions among kindred institutions,/ the idle obtained what is due to the industrious; the/ habitual mendicant drew largely upon as treasury,/ which should have been </text:span><text:span text:style-name="T3">sep</text:span><text:span text:style-name="T8"> specially set apart for the fortuitously/ poor. <text:s/>But thanks to the judicious </text:span><text:span text:style-name="T3">dealing government dispositoins</text:span><text:span text:style-name="T8"> dealing of the </text:span><text:span text:style-name="T3">associa-</text:span><text:span text:style-name="T8"> society/ </text:span><text:span text:style-name="T3">-tion</text:span><text:span text:style-name="T8">, which I am requested to command to your </text:span><text:span text:style-name="T3">liberality</text:span><text:span text:style-name="T8"> consideration,/ that evil is being fast removed. <text:s/>It is to me/ a source of unfeigned gratification to know that its searching/ light has at times detected imposture, and exposed it to/ reprobation; while it has discovered </text:span><text:span text:style-name="T3">the unfort</text:span><text:span text:style-name="T8"> unrevealed misfortune/ and afforded it adequate help. <text:s/>I gratefully hear/ testimony to the promptitude with which applications/ in behalf of the distressed are attended, and to the/ kindness exercised in order to spare the </text:span><text:span text:style-name="T3">needy</text:span><text:span text:style-name="T8"> necessitous a blush./ <text:s/>In my judgment one year has sufficed to demonstrate/ the possibility of effecting by union a healthful/ reformation in the system of alms-givings./ <text:s/>For whereas formerly they who suffered want </text:span><text:span text:style-name="T9">might</text:span><text:span text:style-name="T10">/ have been relieved </text:span><text:span text:style-name="T4">by</text:span><text:span text:style-name="T10"> often disclosing their circumstances to a/ number of public almoners, now they are </text:span><text:span text:style-name="T9">certain</text:span><text:span text:style-name="T10"> to/ attain their object by having recourse to a single source./</text:span></text:p>
      <text:p text:style-name="P3"><text:span text:style-name="T10"/></text:p>
      <text:p text:style-name="P3"><text:span text:style-name="T10">[Page 3]</text:span></text:p>
      <text:p text:style-name="P3"><text:span text:style-name="T10">Whereas formerly the succour bestowed was tardy, </text:span><text:span text:style-name="T4">through</text:span><text:span text:style-name="T10"> by reason of/ the multiplicity of officers and officials to be sought/ after, now promptness characterizes the assistance/ granted. <text:s/>Whereas formerly facilities for practising[sic!]/ deception were given to the sturdy beggars, now that/ the latter are forcibly drawn to </text:span><text:span text:style-name="T4">a</text:span><text:span text:style-name="T10"> one central point, va-/-grancy among the Israelites of Philadelphia can and/ must cease. <text:s/>That successful </text:span><text:span text:style-name="T4">exertions</text:span><text:span text:style-name="T10"> measures have been/ </text:span><text:span text:style-name="T4">made</text:span><text:span text:style-name="T10"> taken towards reaching that goal, I may be/ permitted to say without trenching upon the right/ of others by anticipating the report which will be/ submitted to your inspection. <text:s/>Nor will </text:span><text:span text:style-name="T4">it be flattering</text:span><text:span text:style-name="T10"> a/ </text:span><text:span text:style-name="T4">to praise</text:span><text:span text:style-name="T10"> mere allusion to the </text:span><text:span text:style-name="T4">harmony</text:span><text:span text:style-name="T10"> efficiency &amp; harmony that signalized/ the performance of the holy work, be denied </text:span><text:span text:style-name="T4">a flattery</text:span><text:span text:style-name="T10"> an undue presence./ <text:s/>For even the veteran association, which preferred still to/ continue distinct, has aided the young but vigorous/ </text:span><text:span text:style-name="T4">association</text:span><text:span text:style-name="T10"> society in its endeavours to root out </text:span><text:span text:style-name="T4">pauperism</text:span><text:span text:style-name="T10"> inveterate evils./ <text:s/>Cognizant of the noble end devised, it has </text:span><text:span text:style-name="T4">also lent its</text:span><text:span text:style-name="T10"> not withheld the/ cooperation needed for ameliorating the condition of/ the hapless and the afflicted </text:span><text:span text:style-name="T4">among Hebrews</text:span><text:span text:style-name="T10"> in Israel./</text:span></text:p>
      <text:p text:style-name="P3"><text:span text:style-name="T10"/></text:p>
      <text:p text:style-name="P3"><text:span text:style-name="T10">[Page 4]</text:span></text:p>
      <text:p text:style-name="P3"><text:span text:style-name="T10">But the feature of peculiar attractiveness in the or-/-ganization of "the united Hebrew Charities" is that which/ tends to lessen pauperism. <text:s/>It has long been the </text:span><text:span text:style-name="T4">wish</text:span><text:span text:style-name="T10"> ideal/ of the benevolent to imbue the minds of the necessitous/ with the dignity of labor. <text:s/>To raise them up to </text:span><text:span text:style-name="T4">their</text:span><text:span text:style-name="T10"> the standard of manhood/ by </text:span><text:span text:style-name="T4">the thought of</text:span><text:span text:style-name="T10"> inspiring a desire for self-dependence; therefore they did/ earnestly advocate the establishing of a loan-society./ <text:s/></text:span><text:span text:style-name="T4">If</text:span><text:span text:style-name="T10"> They believed that if conducted with </text:span><text:span text:style-name="T4">prd</text:span><text:span text:style-name="T10"> prudence and </text:span><text:span text:style-name="T4">enlightenment</text:span><text:span text:style-name="T10"> sagacity, it/ must prove of incalculable benefit. <text:s/>Habits of </text:span><text:span text:style-name="T4">d</text:span><text:span text:style-name="T10"> industry/ </text:span><text:span text:style-name="T4">must</text:span><text:span text:style-name="T10"> would supersede </text:span><text:span text:style-name="T4">begger</text:span><text:span text:style-name="T10"> mendicancy, and useful members/ would be added to the Community. <text:s/>Tomorrow you/ will, my Brethren judge how far those cherished hopes have/ been realized. <text:s/>When you shall hear of the fresh impetus/ given in various instances to handicraft of the happy results which attended/ an experiment new </text:span><text:span text:style-name="T4">among us</text:span><text:span text:style-name="T10"> but supremely wise in the bestowing of charity/ you will instinctively feel that the association </text:span><text:span text:style-name="T4">for</text:span><text:span text:style-name="T10"> which/ </text:span><text:span text:style-name="T4">I plead has claims has</text:span><text:span text:style-name="T10"> brought them about, has undisputed claims to a portion/ of your yeilding[sic!]; that to it rightly belongs, as to the </text:span><text:span text:style-name="T4">poor</text:span><text:span text:style-name="T10"> needy/ and the wayfarer in the days of old, what you can spare/ of the substance given you by the Almighty; in other/ words, that to add </text:span><text:span text:style-name="T4">y</text:span><text:span text:style-name="T10"> all your names to the list of its subscribers/ and donors, is to act up to the spirit of the Divine injunction</text:span><text:span text:style-name="T4">s</text:span><text:span text:style-name="T10">,/</text:span></text:p>
      <text:p text:style-name="P3"><text:span text:style-name="T10"/></text:p>
      <text:p text:style-name="P3"><text:span text:style-name="T10">[Page 5]</text:span></text:p>
      <text:p text:style-name="P3"><text:span text:style-name="T10">which proclaims [Hebrew]/ [Hebrew] "Thou shalt not glean thy vineyard, nor gather/ every grape that drops from thy </text:span><text:span text:style-name="T4">iv</text:span><text:span text:style-name="T10"> vineyard, thou shalt/ leave there for the poor and for the stranger." <text:s/>Less than this/ I could not have said in my advocacy of a noble cause, more/ than I have said you will learn at the meeting which at 10/ o'clock will assemble in the morrow in </text:span><text:span text:style-name="T4">Callowhil st by Forth</text:span><text:span text:style-name="T10"> the place </text:span><text:soft-page-break/><text:span text:style-name="T10">designated./ </text:span><text:span text:style-name="T4">Avenue.</text:span><text:span text:style-name="T10">/</text:span></text:p>
      <text:p text:style-name="P3"><text:span text:style-name="T10"><text:tab/>But while </text:span><text:span text:style-name="T4">urging you to</text:span><text:span text:style-name="T10"> directing your </text:span><text:span text:style-name="T4">benevolence</text:span><text:span text:style-name="T10"> thoughts to </text:span><text:span text:style-name="T4">an n</text:span><text:span text:style-name="T10"> one/ </text:span><text:span text:style-name="T4">worthy</text:span><text:span text:style-name="T10"> object worthy of your benevolence, I am reminded of the promise that I would crave/ your cooperation to the </text:span><text:span text:style-name="T4">promotion</text:span><text:span text:style-name="T10"> furtherance of another. <text:s/>They who/ hitherto fittingly engaged in that task are the unmarried/ women of our faith, and those will I address. <text:s/>Sisters!/ <text:s/>The Sunday-school possesses merits which </text:span><text:span text:style-name="T4">be</text:span><text:span text:style-name="T10"> cannot be/ undervalued by the thoughtful. <text:s/>For it is, if I may so/ term it, </text:span><text:span text:style-name="T4">the</text:span><text:span text:style-name="T10"> a nursery of Jewish feelings. <text:s/>The amount/ of knowledge imparted </text:span><text:span text:style-name="T4">ther</text:span><text:span text:style-name="T10"> within its walls is not so/ much to be weighed as the moral influence it exercises./ <text:s/>Verily, were it not for its existence many a child of/ our people would have grown in ignorance of his extraction,/ and of the ties which binds him to scattered millions./ <text:s/>I am not disposed at present to dwell on the causes which work/</text:span></text:p>
      <text:p text:style-name="P3"><text:span text:style-name="T10"/></text:p>
      <text:p text:style-name="P3"><text:span text:style-name="T10">[Page 6]</text:span></text:p>
      <text:p text:style-name="P3"><text:span text:style-name="T10">so injuriously; I will rather allude to that which is/ calculated to counteract the mischief. <text:s/>In the institution/ I have named, our offspring are taught by the believers/ in one </text:span><text:span text:style-name="T4">uncreated</text:span><text:span text:style-name="T10"> God. <text:s/>There they meet exclusively with/ their own coreligionists, there they rehearse hymns and/ psalmodies which breathe devotion to </text:span><text:span text:style-name="T4">Israels God</text:span><text:span text:style-name="T10"> our [?]/ Saviour. <text:s/>Maidens of Israel! <text:s/>Can you offer two hours on the first day of/ the week for the </text:span><text:span text:style-name="T4">preservation</text:span><text:span text:style-name="T10"> perpetuation of the sentiments </text:span><text:span text:style-name="T4">which</text:span><text:span text:style-name="T10">/ </text:span><text:span text:style-name="T4">the Sunday school</text:span><text:span text:style-name="T10"> fostered in </text:span><text:span text:style-name="T4">that establishment to</text:span><text:span text:style-name="T10"> the young that they may last through life?/ <text:s/></text:span><text:span text:style-name="T4">an increase of teachers is</text:span><text:span text:style-name="T10"> Coadjutors to the superintendent are comparatively necessary both for the/ discipline and instruction of the classes + Let </text:span><text:span text:style-name="T11">ø</text:span><text:span text:style-name="T12"> every one,/ whose hearts prompts her to contribute by personal exertions/ to the </text:span><text:span text:style-name="T5">perpetuation</text:span><text:span text:style-name="T12"> eternity of our creed, become a regular, a punctual/ and earnest </text:span><text:span text:style-name="T5">instructress</text:span><text:span text:style-name="T12"> teacher at the Hebrew Sunday School./ <text:s/>+ </text:span><text:span text:style-name="T5">For</text:span><text:span text:style-name="T12"> The number of pupils in attendance is very large; for there/ harmoniously blend the </text:span><text:span text:style-name="T5">young</text:span><text:span text:style-name="T12"> children of our race, irrespectively of/ the mode of worship which their parents follow. <text:s/>Let </text:span><text:span text:style-name="T11">ø</text:span><text:span text:style-name="T12">/ </text:span><text:span text:style-name="T11">ǂ</text:span><text:span text:style-name="T12"> Her presence will be an incentive to her </text:span><text:span text:style-name="T5">scholars</text:span><text:span text:style-name="T12"> pupils to follow assiduity/ <text:s/>The zeal she displays will awaken a generous </text:span><text:span text:style-name="T5">incen</text:span><text:span text:style-name="T12"> emulation/ among them. <text:s/>They also will </text:span><text:span text:style-name="T13">glean</text:span><text:span text:style-name="T12"> in the field of her/ knowledge. <text:s/>The generous preceptors will have fed therewith the minds which/ stand in </text:span><text:span text:style-name="T13">need</text:span><text:span text:style-name="T12"> of religious lore; those that are </text:span><text:span text:style-name="T13">strangers</text:span><text:span text:style-name="T12">/ to the tenets of Judaism. <text:s/>Her reward has already been declared/</text:span></text:p>
      <text:p text:style-name="P3"><text:span text:style-name="T12"/></text:p>
      <text:p text:style-name="P3"><text:span text:style-name="T12">[Page 7]</text:span></text:p>
      <text:p text:style-name="P3"><text:span text:style-name="T12">in the conclusion of the sentence I chose for my text, viz,/ [Hebrew]/ [Hebrew] "Thou shalt not glean thy vineyard,/ nor gather every grape that drops from thy vineyard,/ thou shalt leave them for the poor and for the stranger./ <text:s/>I am the Lord your God." <text:s/>"I am He who is faith-/-ful to requite all commensurately with their charitable/ dees[sic!] [Hebrew] So have our Sages/ expounded the </text:span><text:span text:style-name="T5">conclusion</text:span><text:span text:style-name="T12"> end of that biblical verse, and so/ may you who remember the commandment to follow/ it in spirit, be deserving of the celestial recompense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4:13:50.09</meta:creation-date>
    <meta:document-statistic meta:table-count="0" meta:image-count="0" meta:object-count="0" meta:page-count="4" meta:paragraph-count="81" meta:word-count="1589" meta:character-count="9958"/>
    <dc:date>2013-02-20T14:48:54.40</dc:date>
    <meta:editing-duration>PT1M13S</meta:editing-duration>
    <meta:editing-cycles>1</meta:editing-cycles>
    <meta:generator>OpenOffice.org/3.4.1$Win32 OpenOffice.org_project/341m1$Build-9593</meta:generator>
  </office:meta>
</office:document-meta>
</file>